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b87" officeooo:paragraph-rsid="000c2b87"/>
    </style:style>
    <style:style style:name="P2" style:family="paragraph" style:parent-style-name="Standard" style:list-style-name="L1">
      <style:text-properties officeooo:rsid="000c2b87" officeooo:paragraph-rsid="000c2b87"/>
    </style:style>
    <style:style style:name="P3" style:family="paragraph" style:parent-style-name="Standard" style:list-style-name="L2">
      <style:text-properties officeooo:rsid="000c2b87" officeooo:paragraph-rsid="000c2b87"/>
    </style:style>
    <style:style style:name="P4" style:family="paragraph" style:parent-style-name="Standard" style:list-style-name="L3">
      <style:text-properties officeooo:rsid="000c2b87" officeooo:paragraph-rsid="000e1ada"/>
    </style:style>
    <style:style style:name="P5" style:family="paragraph" style:parent-style-name="Standard" style:list-style-name="L3">
      <style:text-properties officeooo:paragraph-rsid="000e1ada"/>
    </style:style>
    <style:style style:name="P6" style:family="paragraph" style:parent-style-name="Standard" style:list-style-name="L3">
      <style:text-properties officeooo:rsid="000e1ada" officeooo:paragraph-rsid="000e1ada"/>
    </style:style>
    <style:style style:name="P7" style:family="paragraph" style:parent-style-name="Standard">
      <style:text-properties officeooo:rsid="000e1ada" officeooo:paragraph-rsid="000e1ada"/>
    </style:style>
    <style:style style:name="P8" style:family="paragraph" style:parent-style-name="Standard">
      <style:text-properties officeooo:paragraph-rsid="000e1ada"/>
    </style:style>
    <style:style style:name="P9" style:family="paragraph" style:parent-style-name="Standard" style:list-style-name="L4">
      <style:text-properties officeooo:paragraph-rsid="000f3ce9"/>
    </style:style>
    <style:style style:name="P10" style:family="paragraph" style:parent-style-name="Standard" style:list-style-name="L4">
      <style:text-properties officeooo:rsid="000fee0d" officeooo:paragraph-rsid="000fee0d"/>
    </style:style>
    <style:style style:name="P11" style:family="paragraph" style:parent-style-name="Standard">
      <style:text-properties officeooo:rsid="000fee0d" officeooo:paragraph-rsid="000fee0d"/>
    </style:style>
    <style:style style:name="P12" style:family="paragraph" style:parent-style-name="Standard">
      <style:text-properties officeooo:paragraph-rsid="000f3ce9"/>
    </style:style>
    <style:style style:name="P13" style:family="paragraph" style:parent-style-name="Standard">
      <style:paragraph-properties fo:break-before="page"/>
      <style:text-properties officeooo:paragraph-rsid="000f3ce9"/>
    </style:style>
    <style:style style:name="P14" style:family="paragraph" style:parent-style-name="Standard" style:list-style-name="L5">
      <style:text-properties officeooo:paragraph-rsid="000fee0d"/>
    </style:style>
    <style:style style:name="P15" style:family="paragraph" style:parent-style-name="Standard" style:list-style-name="L5">
      <style:text-properties officeooo:rsid="000fee0d" officeooo:paragraph-rsid="000fee0d"/>
    </style:style>
    <style:style style:name="P16" style:family="paragraph" style:parent-style-name="Standard">
      <style:text-properties officeooo:paragraph-rsid="001011f6"/>
    </style:style>
    <style:style style:name="P17" style:family="paragraph" style:parent-style-name="Standard">
      <style:text-properties officeooo:paragraph-rsid="000c2b87"/>
    </style:style>
    <style:style style:name="T1" style:family="text">
      <style:text-properties officeooo:rsid="000e1ada"/>
    </style:style>
    <style:style style:name="T2" style:family="text">
      <style:text-properties officeooo:rsid="000c2b87"/>
    </style:style>
    <style:style style:name="T3" style:family="text">
      <style:text-properties officeooo:rsid="000f3ce9"/>
    </style:style>
    <style:style style:name="T4" style:family="text">
      <style:text-properties officeooo:rsid="000fee0d"/>
    </style:style>
    <style:style style:name="T5" style:family="text">
      <style:text-properties officeooo:rsid="001011f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ript:</text:p>
      <text:p text:style-name="P1"/>
      <text:p text:style-name="P1">Slide 1: Title slide</text:p>
      <text:p text:style-name="P1"/>
      <text:list text:style-name="L1">
        <text:list-item>
          <text:p text:style-name="P2">Good morning. We are Team Cochran, and today we'll present our proposed sample design for the Michigan Teen Smoking and Drug Use Survey, commissioned by the Michigan Department of Education. </text:p>
        </text:list-item>
      </text:list>
      <text:p text:style-name="P1"/>
      <text:p text:style-name="P1">Slide 2: Project Objectives &amp; Content</text:p>
      <text:p text:style-name="P1"/>
      <text:list text:style-name="L2">
        <text:list-item>
          <text:p text:style-name="P3">Our client, the MDE, needs a robust sample design to monitor teen smoking and drug use across Michigan. The primary goal is to estimate prevalence for cigarette and marijuana use, and the mean age when first asked to smoke, each with a coefficient of variation, or CV, of no more than 0.05. Our target population includes roughly 830,000 students in grades 7-12 enrolled in public or private Michigan schools. </text:p>
        </text:list-item>
        <text:list-item>
          <text:p text:style-name="P3">We used the 2024 MDE school list as our sampling frame, acknowledging it excludes some groups like homeschooled students. </text:p>
        </text:list-item>
      </text:list>
      <text:p text:style-name="P1"/>
      <text:p text:style-name="P1"/>
      <text:p text:style-name="P1">Slide 3: Overall Design Summary</text:p>
      <text:p text:style-name="P1"/>
      <text:list text:style-name="L3">
        <text:list-item>
          <text:p text:style-name="P4">Given the population structure and budget, we designed a two-stage stratified cluster sample. </text:p>
          <text:list>
            <text:list-item>
              <text:p text:style-name="P5"><text:span text:style-name="T1">The</text:span><text:span text:style-name="T2"> flowchart </text:span><text:span text:style-name="T1">on the right </text:span><text:span text:style-name="T2">provides a high-level overview of the process, </text:span><text:span text:style-name="T1">yet the key points here are that we start with a school list and desired level of precision, examine alternative cluster designs, and strata proportionate allocation.</text:span></text:p>
            </text:list-item>
          </text:list>
        </text:list-item>
        <text:list-item>
          <text:p text:style-name="P5"><text:span text:style-name="T1">Next</text:span><text:span text:style-name="T2">, we select schools – our Primary Sampling Units or PSU </text:span><text:span text:style-name="T1">denoted by the pink box.</text:span></text:p>
        </text:list-item>
        <text:list-item>
          <text:p text:style-name="P4">In the second stage, we select students – our Secondary Sampling Units or SSUs – within the chosen schools. </text:p>
        </text:list-item>
        <text:list-item>
          <text:p text:style-name="P4">Our goal throughout was to maintain an Equal Probability of Selection Method, or EPSEM, meaning every student ideally has the same overall selection probability. </text:p>
        </text:list-item>
        <text:list-item>
          <text:p text:style-name="P6">We now go into <text:span text:style-name="T3">the</text:span> details of these steps:</text:p>
        </text:list-item>
      </text:list>
      <text:p text:style-name="P7"/>
      <text:p text:style-name="P8"><text:span text:style-name="T1">Slide 4: </text:span>Stratification &amp; Allocation </text:p>
      <text:p text:style-name="P8"/>
      <text:list text:style-name="L4">
        <text:list-item>
          <text:p text:style-name="P9">To improve precision and enable regional estimates, we stratified the state into the nine official education regions. </text:p>
        </text:list-item>
        <text:list-item>
          <text:p text:style-name="P9">This map shows the regions, <text:span text:style-name="T3">and we </text:span>allocated the target number of sample schools to these strata proportionally based on the total student enrollment in each region. </text:p>
        </text:list-item>
        <text:list-item>
          <text:p text:style-name="P9">Th<text:span text:style-name="T3">e</text:span> bar <text:span text:style-name="T3">graph</text:span> shows the resulting allocation proportions across the regions. </text:p>
        </text:list-item>
        <text:list-item>
          <text:p text:style-name="P10">Let us move onto how we determine optimum subsample size calculations. </text:p>
        </text:list-item>
      </text:list>
      <text:p text:style-name="P11"/>
      <text:p text:style-name="P11"/>
      <text:p text:style-name="P11"/>
      <text:p text:style-name="P12"/>
      <text:p text:style-name="P12"/>
      <text:p text:style-name="P13"><text:span text:style-name="T3">Slide 5: </text:span>Determining Sample Size Components </text:p>
      <text:p text:style-name="P12"/>
      <text:list text:style-name="L5">
        <text:list-item>
          <text:p text:style-name="P14"><text:span text:style-name="T4">Recall that</text:span> students within schools are often more similar than students chosen completely at random, <text:span text:style-name="T4">so </text:span>we needed to account for this clustering effect. </text:p>
        </text:list-item>
        <text:list-item>
          <text:p text:style-name="P14">We used the Rate of Homogeneity, or <text:span text:style-name="Source_20_Text">roh</text:span>, which measures this similarity. </text:p>
        </text:list-item>
        <text:list-item>
          <text:p text:style-name="P14"><text:span text:style-name="T4">Next, we</text:span> estimated <text:span text:style-name="Source_20_Text">roh</text:span> for our key variables using design effects from a <text:span text:style-name="T4">pilot</text:span> study, as shown in the table. </text:p>
        </text:list-item>
        <text:list-item>
          <text:p text:style-name="P14">With these <text:span text:style-name="Source_20_Text">roh</text:span> estimates and the cost information – $3,000 per school and $50 per student, under a total budget of $500,000 – we used this standard formula <text:span text:style-name="T4">below </text:span>to calculate the optimal number of students to sample per school, <text:span text:style-name="Source_20_Text">m_opt</text:span>, for each variable. </text:p>
          <text:list>
            <text:list-item>
              <text:p text:style-name="P14">This helps minimize variance for a fixed cost. </text:p>
            </text:list-item>
          </text:list>
        </text:list-item>
        <text:list-item>
          <text:p text:style-name="P15">Since we had three outcomes with varying design effects, we had three alternative clustering designs to choose from, shown on the right. We went with 53 students and 87 schools because this design meets the desired standard error and is within our budget. </text:p>
        </text:list-item>
      </text:list>
      <text:p text:style-name="P11"/>
      <text:p text:style-name="P11"/>
      <text:p text:style-name="P16"><text:span text:style-name="T5">Slide 5: </text:span>Stage 1: School Selection (PPeS) </text:p>
      <text:p text:style-name="P16"/>
      <text:p text:style-name="P16"/>
      <text:p text:style-name="P11"/>
      <text:p text:style-name="P11"/>
      <text:p text:style-name="P11"/>
      <text:p text:style-name="P11"/>
      <text:p text:style-name="P8"/>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5T18:13:28.641000000</meta:creation-date>
    <dc:date>2025-04-15T19:21:55.839000000</dc:date>
    <meta:editing-duration>PT1H8M24S</meta:editing-duration>
    <meta:editing-cycles>5</meta:editing-cycles>
    <meta:generator>LibreOffice/24.8.5.2$Windows_X86_64 LibreOffice_project/fddf2685c70b461e7832239a0162a77216259f22</meta:generator>
    <meta:document-statistic meta:table-count="0" meta:image-count="0" meta:object-count="0" meta:page-count="2" meta:paragraph-count="26" meta:word-count="502" meta:character-count="3015" meta:non-whitespace-character-count="2534"/>
  </office:meta>
</office:document-meta>
</file>